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79b53" officeooo:paragraph-rsid="000169a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d1359" officeooo:paragraph-rsid="000169a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b655" officeooo:paragraph-rsid="0005b65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2a0f" officeooo:paragraph-rsid="00072a0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officeooo:rsid="0004079a" officeooo:paragraph-rsid="000169a2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8pt" officeooo:rsid="0004079a" officeooo:paragraph-rsid="000169a2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rsid="00053f46" officeooo:paragraph-rsid="000169a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6276f" officeooo:paragraph-rsid="000169a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53f46" officeooo:paragraph-rsid="000169a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d1359" officeooo:paragraph-rsid="000169a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15a0a" officeooo:paragraph-rsid="000169a2" style:font-size-asian="14pt" style:font-weight-asian="bold" style:font-size-complex="14pt" style:font-weight-complex="bold"/>
    </style:style>
    <style:style style:name="T1" style:family="text">
      <style:text-properties officeooo:rsid="00053f46"/>
    </style:style>
    <style:style style:name="T2" style:family="text">
      <style:text-properties officeooo:rsid="00082ea0"/>
    </style:style>
    <style:style style:name="T3" style:family="text">
      <style:text-properties officeooo:rsid="0009767d"/>
    </style:style>
    <style:style style:name="T4" style:family="text">
      <style:text-properties officeooo:rsid="000e92e3"/>
    </style:style>
    <style:style style:name="T5" style:family="text">
      <style:text-properties officeooo:rsid="000169a2"/>
    </style:style>
    <style:style style:name="T6" style:family="text">
      <style:text-properties officeooo:rsid="0001b11e"/>
    </style:style>
    <style:style style:name="T7" style:family="text">
      <style:text-properties officeooo:rsid="00025512"/>
    </style:style>
    <style:style style:name="T8" style:family="text">
      <style:text-properties officeooo:rsid="00042d00"/>
    </style:style>
    <style:style style:name="T9" style:family="text">
      <style:text-properties officeooo:rsid="0004eade"/>
    </style:style>
    <style:style style:name="T10" style:family="text">
      <style:text-properties officeooo:rsid="00072a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1.0<text:span text:style-name="T5">3 Installation d’un poste de développement</text:span></text:p>
      <text:p text:style-name="P6"/>
      <text:p text:style-name="P6">_____________________________________________</text:p>
      <text:p text:style-name="P6"/>
      <text:p text:style-name="P6"/>
      <text:p text:style-name="P7">1) Projet et ses objectifs :</text:p>
      <text:p text:style-name="P5"/>
      <text:p text:style-name="P5">Ce<text:span text:style-name="T1">t</text:span>t<text:span text:style-name="T1">e</text:span> Saé avait pour projet de <text:span text:style-name="T6">créer un utilisateur sous une machine Linux virtuelle. Nous devions mettre au point un poste ( utilisateur ) avec les bons droits … uniquement à l’aide de commande Linux.</text:span></text:p>
      <text:p text:style-name="P5"/>
      <text:p text:style-name="P8"/>
      <text:p text:style-name="P8">2) Organisation collaborative :</text:p>
      <text:p text:style-name="P9"/>
      <text:p text:style-name="P1">Cette Saé devait être réalisé en binôme. J’ai réalisé le <text:span text:style-name="T7">script bash</text:span> ainsi <text:span text:style-name="T7">que la conception des commandes pour les questions qui ont suivi ce script. J’ai également participé</text:span> <text:span text:style-name="T7">au</text:span> compte-rendu <text:span text:style-name="T7">en décrivant les script, commandes complexes.</text:span> <text:span text:style-name="T2">Mon partenaire </text:span><text:span text:style-name="T3">a </text:span><text:span text:style-name="T7">crée l’utilisateur, compléter le compte-rendu, et s’est documenté sur les commandes qui pouvaient nous êtres utiles.</text:span></text:p>
      <text:p text:style-name="P1"/>
      <text:p text:style-name="P1"/>
      <text:p text:style-name="P10">3) Étapes et difficultés :</text:p>
      <text:p text:style-name="P10"/>
      <text:p text:style-name="P2">Le projet était découpé selon moi en trois étapes majeures :</text:p>
      <text:p text:style-name="P2"/>
      <text:p text:style-name="P2">- Création de <text:span text:style-name="T8">l’utilisateur et du poste Linux ( machine virtuelle, premier user...)</text:span></text:p>
      <text:p text:style-name="P2">- Développement d<text:span text:style-name="T9">u script bash</text:span> ( <text:span text:style-name="T9">script qui prenait la majorité du temps </text:span>)</text:p>
      <text:p text:style-name="P2">- <text:span text:style-name="T9">Finaliser le poste de l’utilisateur en le rendant fonctionnel</text:span> ( <text:span text:style-name="T4">gestion des </text:span><text:span text:style-name="T9">droits, modifications...</text:span>)</text:p>
      <text:p text:style-name="P2"/>
      <text:p text:style-name="P3">Cet Saé était très difficile, j’ai peu de connaissance concernant les interfaces Linux, il était alors dur de s’adapter à son milieu, de plus, les commandes ne sont pas mon point fort. En revanche, la conception du script était assez claire dans ma tête, c’est ce que j’ai préféré faire. <text:span text:style-name="T10">De plus, la machine virtuelle était capricieuse ce qui rendait la tâche d’autant plus difficile.</text:span></text:p>
      <text:p text:style-name="P11"/>
      <text:p text:style-name="P11">4 ) Amélioration pour l’avenir :</text:p>
      <text:p text:style-name="P11"/>
      <text:p text:style-name="P4">Peut être travaillé plus souvent sur Linux, afin d’être plus adapté à l’environnement de travai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3T16:06:55.902000000</meta:creation-date>
    <meta:generator>LibreOffice/7.1.0.3$Windows_X86_64 LibreOffice_project/f6099ecf3d29644b5008cc8f48f42f4a40986e4c</meta:generator>
    <dc:date>2025-06-11T10:44:17.156000000</dc:date>
    <meta:editing-duration>PT13M52S</meta:editing-duration>
    <meta:editing-cycles>8</meta:editing-cycles>
    <meta:document-statistic meta:table-count="0" meta:image-count="0" meta:object-count="0" meta:page-count="1" meta:paragraph-count="14" meta:word-count="252" meta:character-count="1581" meta:non-whitespace-character-count="1343"/>
  </office:meta>
</office:document-meta>
</file>